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729fcf" draw:fill-color="#729fcf" draw:textarea-horizontal-align="justify" draw:textarea-vertical-align="middle" draw:auto-grow-height="false"/>
    </style:style>
    <style:style style:name="co1" style:family="table-column">
      <style:table-column-properties style:column-width="7.279cm" style:use-optimal-column-width="false"/>
    </style:style>
    <style:style style:name="co2" style:family="table-column">
      <style:table-column-properties style:column-width="7.27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3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cm" svg:height="2.3cm" svg:x="8.201cm" svg:y="1.201cm">
          <text:p text:style-name="P1">artic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4cm" svg:height="1.601cm" svg:x="7.5cm" svg:y="5cm">
          <text:p text:style-name="P1"><text:span text:style-name="T1">tokenartic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201cm" svg:y1="3.501cm" svg:x2="10.2cm" svg:y2="5cm" draw:start-shape="id1" draw:start-glue-point="8" draw:end-shape="id2" svg:d="M10201 3501v750h-1v749" svg:viewBox="0 0 2 1500">
          <text:p/>
        </draw:connector>
        <draw:custom-shape draw:style-name="gr1" draw:text-style-name="P1" xml:id="id6" draw:id="id6" draw:layer="layout" svg:width="1.2cm" svg:height="1.201cm" svg:x="9.6cm" svg:y="1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4.556cm" svg:height="3.404cm" svg:x="2.95cm" svg:y="18.8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Eventos</text:p>
              </table:table-cell>
              <table:table-cell>
                <text:p text:style-name="P3">Acciones</text:p>
              </table:table-cell>
            </table:table-row>
            <table:table-row table:style-name="ro2" table:default-cell-style-name="ce1">
              <table:table-cell>
                <text:p>1.-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3" draw:text-style-name="P1" draw:layer="layout" svg:x1="10.2cm" svg:y1="6.601cm" svg:x2="10.2cm" svg:y2="8.499cm" draw:start-shape="id2" draw:start-glue-point="2" draw:end-shape="id3" draw:end-glue-point="0" svg:d="M10200 6601v1898" svg:viewBox="0 0 1 1899">
          <text:p/>
        </draw:connector>
        <draw:custom-shape draw:style-name="gr4" draw:text-style-name="P4" xml:id="id3" draw:id="id3" draw:layer="layout" svg:width="5.4cm" svg:height="1.601cm" svg:x="7.5cm" svg:y="8.499cm">
          <text:p text:style-name="P1"><text:span text:style-name="T2">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5.4cm" svg:height="1.601cm" svg:x="7.5cm" svg:y="14.5cm">
          <text:p text:style-name="P1"><text:span text:style-name="T2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.4cm" svg:height="1.601cm" svg:x="7.5cm" svg:y="11.7cm">
          <text:p text:style-name="P1"><text:span text:style-name="T2">fraccion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2cm" svg:y1="10.1cm" svg:x2="10.2cm" svg:y2="11.7cm" draw:start-shape="id3" draw:start-glue-point="2" draw:end-shape="id4" draw:end-glue-point="0" svg:d="M10200 10100v1600" svg:viewBox="0 0 1 1601">
          <text:p/>
        </draw:connector>
        <draw:connector draw:style-name="gr3" draw:text-style-name="P1" draw:layer="layout" svg:x1="10.2cm" svg:y1="13.301cm" svg:x2="10.2cm" svg:y2="14.5cm" draw:start-shape="id4" draw:start-glue-point="2" draw:end-shape="id5" draw:end-glue-point="0" svg:d="M10200 13301v1199" svg:viewBox="0 0 1 1200">
          <text:p/>
        </draw:connector>
        <draw:connector draw:style-name="gr3" draw:text-style-name="P1" draw:layer="layout" svg:x1="10.2cm" svg:y1="16.101cm" svg:x2="10.2cm" svg:y2="17cm" draw:start-shape="id5" draw:start-glue-point="2" draw:end-shape="id6" draw:end-glue-point="4" svg:d="M10200 16101v899" svg:viewBox="0 0 1 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19:26:13.866297171</meta:creation-date>
    <dc:date>2015-01-31T19:34:46.908576602</dc:date>
    <meta:editing-duration>PT5M52S</meta:editing-duration>
    <meta:editing-cycles>3</meta:editing-cycles>
    <meta:generator>LibreOffice/4.2.7.2$Linux_X86_64 LibreOffice_project/420m0$Build-2</meta:generator>
    <meta:document-statistic meta:object-count="12"/>
  </office:meta>
</office:document-meta>
</file>